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162cm"/>
    </style:style>
    <style:style style:name="co2" style:family="table-column">
      <style:table-column-properties fo:break-before="auto" style:column-width="7.749cm"/>
    </style:style>
    <style:style style:name="co3" style:family="table-column">
      <style:table-column-properties fo:break-before="auto" style:column-width="6.659cm"/>
    </style:style>
    <style:style style:name="co4" style:family="table-column">
      <style:table-column-properties fo:break-before="auto" style:column-width="0.915cm"/>
    </style:style>
    <style:style style:name="co5" style:family="table-column">
      <style:table-column-properties fo:break-before="auto" style:column-width="1.113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1.014cm"/>
    </style:style>
    <style:style style:name="co8" style:family="table-column">
      <style:table-column-properties fo:break-before="auto" style:column-width="0.718cm"/>
    </style:style>
    <style:style style:name="co9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9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ATX</text:p>
          </table:table-cell>
          <table:table-cell office:value-type="string" calcext:value-type="string">
            <text:p>для DDR4</text:p>
          </table:table-cell>
          <table:table-cell office:value-type="string" calcext:value-type="string">
            <text:p>для DDR5</text:p>
          </table:table-cell>
          <table:table-cell table:style-name="Default"/>
          <table:table-cell office:value-type="string" calcext:value-type="string">
            <text:p>RAM</text:p>
          </table:table-cell>
          <table:table-cell office:value-type="string" calcext:value-type="string">
            <text:p>LPT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PCIe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цена ddr4</text:p>
          </table:table-cell>
          <table:table-cell office:value-type="string" calcext:value-type="string">
            <text:p>цена ddr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LGA1700 на H610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I PRO H610M-C EX DDR4</text:p>
          </table:table-cell>
          <table:table-cell office:value-type="string" calcext:value-type="string">
            <text:p>MSI PRO H610M-C E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IGABYTE H610M HD3P (rev. 1.0; 2.0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не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us Pro H610M-C-CSM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US Pro H610M-C D4-CSM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ASUS PRIME H610M-R D4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599 <text:a xlink:href="https://www.dns-shop.ru/product/02fb3788fe85ed20/materinskaa-plata-asus-prime-h610m-r-d4/characteristics/" xlink:type="simple">https://www.dns-shop.ru/product/02fb3788fe85ed20/materinskaa-plata-asus-prime-h610m-r-d4/characteristic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I PRO H610M VDHP DDR4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SRock H610M-HDVP/D5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Rock B660M-HDVP/D5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LGA1700 с незапаяным LP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IGABYTE B660M DS3H AX DDR4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GABYTE B760M DS3H AX DDR4 (rev. 1.x)</text:p>
          </table:table-cell>
          <table:table-cell office:value-type="string" calcext:value-type="string">
            <text:p>GIGABYTE B760M DS3H AX (rev. 1.x)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4999 <text:a xlink:href="https://www.dns-shop.ru/product/252455806f1ced20/materinskaa-plata-gigabyte-b760m-ds3h-ax-ddr4/" xlink:type="simple">https://www.dns-shop.ru/product/252455806f1ced20/materinskaa-plata-gigabyte-b760m-ds3h-ax-ddr4/</text:a>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IGABYTE B660M DS3H DDR4 (rev. 1.0)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TX</text:p>
          </table:table-cell>
          <table:table-cell table:style-name="ce4" office:value-type="string" calcext:value-type="string">
            <text:p>GIGABYTE B760M DS3H DDR4</text:p>
          </table:table-cell>
          <table:table-cell office:value-type="string" calcext:value-type="string">
            <text:p>GIGABYTE B760M DS3H (rev. 1.0)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+1</text:p>
          </table:table-cell>
          <table:table-cell office:value-type="string" calcext:value-type="string">
            <text:p>11499 <text:a xlink:href="https://www.dns-shop.ru/product/252455826f1ced20/materinskaa-plata-gigabyte-b760m-ds3h-ddr4/" xlink:type="simple">https://www.dns-shop.ru/product/252455826f1ced20/materinskaa-plata-gigabyte-b760m-ds3h-ddr4/</text:a></text:p>
          </table:table-cell>
          <table:table-cell office:value-type="string" calcext:value-type="string">
            <text:p>12499 <text:a xlink:href="https://www.dns-shop.ru/product/11a212656f1ced20/materinskaa-plata-gigabyte-b760m-ds3h/" xlink:type="simple">https://www.dns-shop.ru/product/11a212656f1ced20/materinskaa-plata-gigabyte-b760m-ds3h/</text:a>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7"/>
          <table:table-cell office:value-type="string" calcext:value-type="string">
            <text:p>12342 <text:a xlink:href="https://www.citilink.ru/product/materinskaya-plata-gigabyte-b760m-ds3h-ddr4-soc-1700-intel-b760-4xddr4-1884428/" xlink:type="simple">https://www.citilink.ru/product/materinskaya-plata-gigabyte-b760m-ds3h-ddr4-soc-1700-intel-b760-4xddr4-1884428/</text:a></text:p>
          </table:table-cell>
          <table:table-cell/>
        </table:table-row>
        <table:table-row table:style-name="ro1">
          <table:table-cell table:style-name="ce2" office:value-type="string" calcext:value-type="string">
            <text:p>mATX</text:p>
          </table:table-cell>
          <table:table-cell table:style-name="ce4" office:value-type="string" calcext:value-type="string">
            <text:p>MSI PRO B760M-P DDR4</text:p>
          </table:table-cell>
          <table:table-cell office:value-type="string" calcext:value-type="string">
            <text:p>MSI PRO B760M-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+1</text:p>
          </table:table-cell>
          <table:table-cell office:value-type="string" calcext:value-type="string">
            <text:p>10399 <text:a xlink:href="https://www.dns-shop.ru/product/f56fc70e81d0ed20/materinskaa-plata-msi-pro-b760m-p-ddr4/" xlink:type="simple">https://www.dns-shop.ru/product/f56fc70e81d0ed20/materinskaa-plata-msi-pro-b760m-p-ddr4/</text:a></text:p>
          </table:table-cell>
          <table:table-cell office:value-type="string" calcext:value-type="string">
            <text:p>11999 <text:a xlink:href="https://www.dns-shop.ru/product/7155ab10d2caed20/materinskaa-plata-msi-pro-b760m-p/" xlink:type="simple">https://www.dns-shop.ru/product/7155ab10d2caed20/materinskaa-plata-msi-pro-b760m-p/</text:a>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1640 <text:a xlink:href="https://www.citilink.ru/product/materinskaya-plata-msi-pro-b760m-p-ddr4-soc-1700-intel-b760-4xddr4-mat-1907541/" xlink:type="simple">https://www.citilink.ru/product/materinskaya-plata-msi-pro-b760m-p-ddr4-soc-1700-intel-b760-4xddr4-mat-1907541/</text:a>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IGABYTE B660M D3H DDR4 (rev. 1.0)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GABYTE B760M D3H DDR4 (rev. 1.0)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LGA1700 на B660 с *незапаяным нижним x16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I PRO B660M-P DDR4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3*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I PRO B660M-P WIFI DDR4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3*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GIGABYTE Q670M D3H DDR4 (rev. 1.0)</text:p>
          </table:table-cell>
          <table:table-cell office:value-type="string" calcext:value-type="string">
            <text:p>GIGABYTE Q670M D3H (rev. 1.0)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20499 <text:a xlink:href="https://www.dns-shop.ru/product/74b781826cc3ed20/materinskaa-plata-gigabyte-q670m-d3h/" xlink:type="simple">https://www.dns-shop.ru/product/74b781826cc3ed20/materinskaa-plata-gigabyte-q670m-d3h/</text:a></text:p>
          </table:table-cell>
        </table:table-row>
        <table:table-row table:style-name="ro1">
          <table:table-cell/>
          <table:table-cell office:value-type="string" calcext:value-type="string">
            <text:p>GIGABYTE Z690M DS3H DDR4 (rev. 1.0)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SI PRO B660M-A CEC WIFI DDR4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I PRO B660M-A CEC WIFI DDR4 V2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I PRO B660M-VC WIFI DDR4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TX</text:p>
          </table:table-cell>
          <table:table-cell office:value-type="string" calcext:value-type="string">
            <text:p>MSI PRO B660-A DDR4</text:p>
          </table:table-cell>
          <table:table-cell office:value-type="string" calcext:value-type="string">
            <text:p>MSI PRO B660-A 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2734 <text:a xlink:href="https://aliexpress.ru/item/1005004958497802.html" xlink:type="simple">https://aliexpress.ru/item/1005004958497802.html</text:a>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TX</text:p>
          </table:table-cell>
          <table:table-cell office:value-type="string" calcext:value-type="string">
            <text:p>MSI PRO B760-P DDR4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4999 <text:a xlink:href="https://www.dns-shop.ru/product/75d07a243bbfed20/materinskaa-plata-msi-pro-b760-p-ddr4/" xlink:type="simple">https://www.dns-shop.ru/product/75d07a243bbfed20/materinskaa-plata-msi-pro-b760-p-ddr4/</text:a></text:p>
          </table:table-cell>
          <table:table-cell/>
        </table:table-row>
        <table:table-row table:style-name="ro1">
          <table:table-cell office:value-type="string" calcext:value-type="string">
            <text:p>ATX</text:p>
          </table:table-cell>
          <table:table-cell/>
          <table:table-cell office:value-type="string" calcext:value-type="string">
            <text:p>MSI PRO B760-VC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X</text:p>
          </table:table-cell>
          <table:table-cell/>
          <table:table-cell office:value-type="string" calcext:value-type="string">
            <text:p>MSI PRO B760-VC WIFI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5499 <text:a xlink:href="https://www.dns-shop.ru/product/7d1302d5e256ed20/materinskaa-plata-msi-pro-b760-vc-wifi/" xlink:type="simple">https://www.dns-shop.ru/product/7d1302d5e256ed20/materinskaa-plata-msi-pro-b760-vc-wifi/</text:a></text:p>
          </table:table-cell>
          <table:table-cell/>
        </table:table-row>
        <table:table-row table:style-name="ro1">
          <table:table-cell office:value-type="string" calcext:value-type="string">
            <text:p>ATX</text:p>
          </table:table-cell>
          <table:table-cell/>
          <table:table-cell office:value-type="string" calcext:value-type="string">
            <text:p>MSI PRO B760-VC WIFI II 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ATX</text:p>
          </table:table-cell>
          <table:table-cell office:value-type="string" calcext:value-type="string">
            <text:p>MSI PRO B760-P WIFI DDR4</text:p>
          </table:table-cell>
          <table:table-cell office:value-type="string" calcext:value-type="string">
            <text:p>MSI PRO B760-P WIFI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499 <text:a xlink:href="https://www.dns-shop.ru/product/eeec7d7481d0ed20/materinskaa-plata-msi-pro-b760-p-wifi-ddr4/" xlink:type="simple">https://www.dns-shop.ru/product/eeec7d7481d0ed20/materinskaa-plata-msi-pro-b760-p-wifi-ddr4/</text:a></text:p>
          </table:table-cell>
          <table:table-cell/>
        </table:table-row>
        <table:table-row table:style-name="ro1">
          <table:table-cell office:value-type="string" calcext:value-type="string">
            <text:p>ATX</text:p>
          </table:table-cell>
          <table:table-cell/>
          <table:table-cell office:value-type="string" calcext:value-type="string">
            <text:p>MSI B760 GAMING PLUS WIFI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16999 <text:a xlink:href="https://www.dns-shop.ru/product/b53ec787e255ed20/materinskaa-plata-msi-b760-gaming-plus-wifi/" xlink:type="simple">https://www.dns-shop.ru/product/b53ec787e255ed20/materinskaa-plata-msi-b760-gaming-plus-wifi/</text:a></text:p>
          </table:table-cell>
        </table:table-row>
        <table:table-row table:style-name="ro1"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9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 table:number-rows-repeated="104852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07:16:26.120000000</meta:creation-date>
    <meta:generator>LibreOffice/7.6.0.3$Windows_x86 LibreOffice_project/69edd8b8ebc41d00b4de3915dc82f8f0fc3b6265</meta:generator>
    <dc:date>2024-02-16T10:24:43.521000000</dc:date>
    <meta:editing-duration>PT3H7M55S</meta:editing-duration>
    <meta:editing-cycles>41</meta:editing-cycles>
    <meta:document-statistic meta:table-count="1" meta:cell-count="175" meta:object-count="0"/>
  </office:meta>
</office:document-meta>
</file>